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6f1c" officeooo:paragraph-rsid="001b6f1c"/>
    </style:style>
    <style:style style:name="fr1" style:family="graphic" style:parent-style-name="Formula">
      <style:graphic-properties style:vertical-pos="from-top" style:vertical-rel="paragraph" style:horizontal-pos="center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cale Miles Per Hour</text:p>
      <text:p text:style-name="Standard"/>
      <text:p text:style-name="P1"><draw:frame draw:style-name="fr1" draw:name="Object1" text:anchor-type="paragraph" svg:y="0in" svg:width="5.2598in" svg:height="5.0311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Open Sans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" fo:font-family="'Open Sans'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3:12:47.681000000</meta:creation-date>
    <dc:date>2017-11-05T14:23:43.156000000</dc:date>
    <meta:editing-duration>PT3M43S</meta:editing-duration>
    <meta:editing-cycles>1</meta:editing-cycles>
    <meta:document-statistic meta:table-count="0" meta:image-count="0" meta:object-count="1" meta:page-count="1" meta:paragraph-count="1" meta:word-count="4" meta:character-count="20" meta:non-whitespace-character-count="17"/>
    <meta:generator>LibreOffice/4.4.7.2$Windows_x86 LibreOffice_project/f3153a8b245191196a4b6b9abd1d0da16eead600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row>
                    <mo fence="true" stretchy="false">(</mo>
                    <mrow>
                      <mfrac>
                        <mrow>
                          <mo fence="true" stretchy="false">(</mo>
                          <mrow>
                            <mrow>
                              <mn>1</mn>
                              <mi mathvariant="italic">mile</mi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n>1</mn>
                              <mi mathvariant="italic">hr</mi>
                            </mrow>
                          </mrow>
                          <mo fence="true" stretchy="false">)</mo>
                        </mrow>
                      </mfrac>
                    </mrow>
                    <mo fence="true" stretchy="false">)</mo>
                  </mrow>
                  <mrow>
                    <mspace width="2em"/>
                    <mo stretchy="false">∗</mo>
                    <mspace width="2em"/>
                  </mrow>
                  <mrow>
                    <mo fence="true" stretchy="false">(</mo>
                    <mrow>
                      <mfrac>
                        <mrow>
                          <mo fence="true" stretchy="false">(</mo>
                          <mrow>
                            <mrow>
                              <mn>5280</mn>
                              <mi mathvariant="italic">ft</mi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n>1</mn>
                              <mi mathvariant="italic">mile</mi>
                            </mrow>
                          </mrow>
                          <mo fence="true" stretchy="false">)</mo>
                        </mrow>
                      </mfrac>
                    </mrow>
                    <mo fence="true" stretchy="false">)</mo>
                  </mrow>
                  <mrow>
                    <mspace width="2em"/>
                    <mo stretchy="false">∗</mo>
                    <mspace width="2em"/>
                  </mrow>
                  <mrow>
                    <mo fence="true" stretchy="false">(</mo>
                    <mrow>
                      <mfrac>
                        <mrow>
                          <mo fence="true" stretchy="false">(</mo>
                          <mrow>
                            <mrow>
                              <mn>12</mn>
                              <mi mathvariant="italic">inches</mi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n>1</mn>
                              <mi mathvariant="italic">foot</mi>
                            </mrow>
                          </mrow>
                          <mo fence="true" stretchy="false">)</mo>
                        </mrow>
                      </mfrac>
                    </mrow>
                    <mo fence="true" stretchy="false">)</mo>
                  </mrow>
                  <mrow>
                    <mspace width="2em"/>
                    <mo stretchy="false">∗</mo>
                    <mspace width="2em"/>
                  </mrow>
                  <mrow>
                    <mo fence="true" stretchy="false">(</mo>
                    <mrow>
                      <mfrac>
                        <mrow>
                          <mo fence="true" stretchy="false">(</mo>
                          <mrow>
                            <mrow>
                              <mn>1</mn>
                              <mi mathvariant="italic">hr</mi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n>3600</mn>
                              <mi mathvariant="italic">sec</mi>
                            </mrow>
                          </mrow>
                          <mo fence="true" stretchy="false">)</mo>
                        </mrow>
                      </mfrac>
                    </mrow>
                    <mo fence="true" stretchy="false">)</mo>
                  </mrow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row>
              <mo fence="true" stretchy="false">(</mo>
              <mrow>
                <mfrac>
                  <mrow>
                    <mo fence="true" stretchy="false">(</mo>
                    <mrow>
                      <mrow>
                        <mn>5280</mn>
                        <mo stretchy="false">∗</mo>
                        <mn>12</mn>
                      </mrow>
                    </mrow>
                    <mo fence="true" stretchy="false">)</mo>
                  </mrow>
                  <mn>3600</mn>
                </mfrac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row>
                  <mn>1</mn>
                  <mfrac>
                    <mi mathvariant="italic">mile</mi>
                    <mn>1</mn>
                  </mfrac>
                  <mi mathvariant="italic">hr</mi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row>
              <mo fence="true" stretchy="false">(</mo>
              <mrow>
                <mrow>
                  <mn>17.600</mn>
                  <mfrac>
                    <mi mathvariant="italic">inches</mi>
                    <mi mathvariant="italic">sec</mi>
                  </mfrac>
                </mrow>
              </mrow>
              <mo fence="true" stretchy="false">)</mo>
            </mrow>
          </mrow>
        </mtd>
      </mtr>
      <mtr>
        <mtd>
          <mrow>
            <mi mathvariant="italic">HO</mi>
            <mi mathvariant="italic">Scale</mi>
            <mi mathvariant="normal">:</mi>
          </mrow>
        </mtd>
      </mtr>
      <mtr>
        <mtd>
          <mrow>
            <mrow>
              <mo fence="true" stretchy="false">(</mo>
              <mrow>
                <mrow>
                  <mn>1</mn>
                  <mfrac>
                    <mi mathvariant="italic">mile</mi>
                    <mi mathvariant="italic">hour</mi>
                  </mfrac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frac>
              <mrow>
                <mo fence="true" stretchy="false">(</mo>
                <mrow>
                  <mrow>
                    <mn>17.600</mn>
                    <mfrac>
                      <mi mathvariant="italic">inches</mi>
                      <mi mathvariant="italic">sec</mi>
                    </mfrac>
                  </mrow>
                </mrow>
                <mo fence="true" stretchy="false">)</mo>
              </mrow>
              <mn>87.1</mn>
            </mfrac>
            <mrow>
              <mspace width="2em"/>
              <mo stretchy="false">=</mo>
              <mspace width="2em"/>
            </mrow>
            <mrow>
              <mo fence="true" stretchy="false">(</mo>
              <mrow>
                <mrow>
                  <mn>0.202</mn>
                  <mfrac>
                    <mi mathvariant="italic">inches</mi>
                    <mi mathvariant="italic">sec</mi>
                  </mfrac>
                </mrow>
              </mrow>
              <mo fence="true" stretchy="false">)</mo>
            </mrow>
            <mi mathvariant="italic">HO</mi>
            <mi mathvariant="italic">Scale</mi>
          </mrow>
        </mtd>
      </mtr>
      <mtr>
        <mtd>
          <mrow>
            <mi>N</mi>
            <mi mathvariant="italic">Scale</mi>
            <mi mathvariant="normal">:</mi>
          </mrow>
        </mtd>
      </mtr>
      <mtr>
        <mtd>
          <mrow>
            <mrow>
              <mo fence="true" stretchy="false">(</mo>
              <mrow>
                <mrow>
                  <mn>1</mn>
                  <mfrac>
                    <mi mathvariant="italic">mile</mi>
                    <mi mathvariant="italic">hour</mi>
                  </mfrac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frac>
              <mrow>
                <mo fence="true" stretchy="false">(</mo>
                <mrow>
                  <mrow>
                    <mn>17.600</mn>
                    <mfrac>
                      <mi mathvariant="italic">inches</mi>
                      <mi mathvariant="italic">sec</mi>
                    </mfrac>
                  </mrow>
                </mrow>
                <mo fence="true" stretchy="false">)</mo>
              </mrow>
              <mn>160</mn>
            </mfrac>
            <mrow>
              <mspace width="2em"/>
              <mo stretchy="false">=</mo>
              <mspace width="2em"/>
            </mrow>
            <mrow>
              <mo fence="true" stretchy="false">(</mo>
              <mrow>
                <mrow>
                  <mn>0.110</mn>
                  <mfrac>
                    <mi mathvariant="italic">inches</mi>
                    <mi mathvariant="italic">sec</mi>
                  </mfrac>
                </mrow>
              </mrow>
              <mo fence="true" stretchy="false">)</mo>
            </mrow>
            <mi>N</mi>
            <mi mathvariant="italic">Scale</mi>
          </mrow>
        </mtd>
      </mtr>
      <mtr>
        <mtd>
          <mrow/>
        </mtd>
      </mtr>
      <mtr>
        <mtd>
          <mrow>
            <mi mathvariant="italic">Track</mi>
            <mi mathvariant="italic">Length</mi>
            <mrow>
              <mspace width="2em"/>
              <mo stretchy="false">=</mo>
              <mspace width="2em"/>
            </mrow>
            <mi>X</mi>
            <mi mathvariant="italic">inches</mi>
          </mrow>
        </mtd>
      </mtr>
      <mtr>
        <mtd>
          <mrow>
            <mi mathvariant="italic">Time</mi>
            <mi mathvariant="italic">Traveled</mi>
            <mrow>
              <mspace width="2em"/>
              <mo stretchy="false">=</mo>
              <mspace width="2em"/>
            </mrow>
            <mi>Y</mi>
            <mi mathvariant="italic">sec</mi>
          </mrow>
        </mtd>
      </mtr>
      <mtr>
        <mtd>
          <mrow/>
        </mtd>
      </mtr>
      <mtr>
        <mtd>
          <mrow>
            <mfrac>
              <mrow>
                <mo fence="true" stretchy="false">(</mo>
                <mrow>
                  <mfrac>
                    <mrow>
                      <mo fence="true" stretchy="false">(</mo>
                      <mrow>
                        <mrow>
                          <mi>X</mi>
                          <mi mathvariant="italic">inches</mi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Y</mi>
                          <mi mathvariant="italic">sec</mi>
                        </mrow>
                      </mrow>
                      <mo fence="true" stretchy="false">)</mo>
                    </mrow>
                  </mfrac>
                </mrow>
                <mo fence="true" stretchy="false">)</mo>
              </mrow>
              <mrow>
                <mo fence="true" stretchy="false">(</mo>
                <mrow>
                  <mrow>
                    <mn>0.202</mn>
                    <mfrac>
                      <mi mathvariant="italic">inches</mi>
                      <mi mathvariant="italic">sec</mi>
                    </mfrac>
                  </mrow>
                </mrow>
                <mo fence="true" stretchy="false">)</mo>
              </mrow>
            </mfrac>
            <mrow>
              <mspace width="2em"/>
              <mo stretchy="false">=</mo>
              <mspace width="2em"/>
            </mrow>
            <mi mathvariant="italic">HO</mi>
            <mi mathvariant="italic">Speed</mi>
            <mi mathvariant="italic">MPH</mi>
          </mrow>
        </mtd>
      </mtr>
      <mtr>
        <mtd>
          <mrow>
            <mi mathvariant="italic">Example</mi>
            <mi mathvariant="normal">:</mi>
          </mrow>
        </mtd>
      </mtr>
      <mtr>
        <mtd>
          <mrow>
            <mfrac>
              <mrow>
                <mo fence="true" stretchy="false">(</mo>
                <mrow>
                  <mfrac>
                    <mrow>
                      <mo fence="true" stretchy="false">(</mo>
                      <mrow>
                        <mrow>
                          <mn>100</mn>
                          <mi mathvariant="italic">inches</mi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0</mn>
                          <mi mathvariant="italic">sec</mi>
                        </mrow>
                      </mrow>
                      <mo fence="true" stretchy="false">)</mo>
                    </mrow>
                  </mfrac>
                </mrow>
                <mo fence="true" stretchy="false">)</mo>
              </mrow>
              <mrow>
                <mo fence="true" stretchy="false">(</mo>
                <mrow>
                  <mrow>
                    <mn>0.202</mn>
                    <mfrac>
                      <mi mathvariant="italic">inches</mi>
                      <mi mathvariant="italic">sec</mi>
                    </mfrac>
                  </mrow>
                </mrow>
                <mo fence="true" stretchy="false">)</mo>
              </mrow>
            </mfrac>
            <mrow>
              <mspace width="2em"/>
              <mo stretchy="false">=</mo>
              <mspace width="2em"/>
            </mrow>
            <mi mathvariant="italic">HO</mi>
            <mspace width="2em"/>
            <mn>49.505</mn>
            <mfrac>
              <mi mathvariant="italic">miles</mi>
              <mi mathvariant="italic">hr</mi>
            </mfrac>
          </mrow>
        </mtd>
      </mtr>
    </mtable>
    <annotation encoding="StarMath 5.0">(((1 mile) over (1 hr)) ~*~ ((5280 ft) over ( 1 mile ))~*~( (12 inches) over (1 foot) )~*~( (1 hr) over (3600 sec) ) )~ =~( (5280 * 12) over 3600 ) newline
(1 mile over 1 hr)~=~(17.600 inches over sec) newline
HO Scale: newline
(1 mile over hour)~=~(17.600 inches over sec) over 87.1~=~(0.202 inches over sec) HO Scale newline

N Scale: newline
(1 mile over hour)~=~(17.600 inches over sec) over 160~=~ (0.110 inches over sec) N Scale newline newline
Track Length~=~X inches newline
Time Traveled~=~Y sec newline newline
((X inches) over (Y sec)) over ( 0.202 inches over sec )~=~HO Speed MPH  newline
Example: newline
( (100 inches) over (10 sec) ) over ( 0.202 inches over sec )~=~HO ~49.505 miles over hr</annotation>
  </semantics>
</math>
</file>